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Table_20_Contents">Create Resolve Problem Languag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D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1ère phase d'analyse</text:p>
          </table:table-cell>
          <table:table-cell table:style-name="Tableau1.A2" office:value-type="string">
            <text:p text:style-name="Table_20_Contents">2eme phase</text:p>
          </table:table-cell>
          <table:table-cell table:style-name="Tableau1.A2" office:value-type="string">
            <text:p text:style-name="Table_20_Contents">4eme phase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Séparer les caractères en catégories :</text:p>
            <text:p text:style-name="Table_20_Contents">1) Mots-clés</text:p>
            <text:p text:style-name="Table_20_Contents">2) Caractères d'arborescence du langage ( {} () . , -&gt; [] ; )</text:p>
            <text:p text:style-name="Table_20_Contents">3) Commentaires /* */ //</text:p>
            <text:p text:style-name="Table_20_Contents">4) Noms (variables, membres variables, membres méthode, nom de classes, d'interface, d'énumération)</text:p>
          </table:table-cell>
          <table:table-cell table:style-name="Tableau1.A2" office:value-type="string">
            <text:p text:style-name="Table_20_Contents">Articuler les Tokens en arbres de Nodes exécutables (nature de l’Interprète)</text:p>
          </table:table-cell>
          <table:table-cell table:style-name="Tableau1.A2" office:value-type="string">
            <text:p text:style-name="Table_20_Contents">Passer dans les noeuds et modifier la valeur des variables</text:p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7-31T16:42:05.43</meta:creation-date>
    <dc:date>2021-07-31T16:52:23.88</dc:date>
    <meta:editing-duration>PT10M16S</meta:editing-duration>
    <meta:editing-cycles>6</meta:editing-cycles>
    <meta:generator>OpenOffice/4.1.9$Win32 OpenOffice.org_project/419m1$Build-9805</meta:generator>
    <meta:document-statistic meta:table-count="1" meta:image-count="0" meta:object-count="0" meta:page-count="1" meta:paragraph-count="11" meta:word-count="71" meta:character-count="439"/>
  </office:meta>
</office:document-meta>
</file>